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fo:margin-top="0.199cm" fo:margin-bottom="0.199cm" table:align="margins"/>
    </style:style>
    <style:style style:name="Tableau1.A" style:family="table-column">
      <style:table-column-properties style:column-width="9.001cm" style:rel-column-width="32767*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text-properties officeooo:rsid="001efbc4" officeooo:paragraph-rsid="001efbc4"/>
    </style:style>
    <style:style style:name="P2" style:family="paragraph" style:parent-style-name="Preformatted_20_Text">
      <style:text-properties fo:language="zxx" fo:country="none" officeooo:rsid="001d6073" officeooo:paragraph-rsid="001d6073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rsid="001efbc4" officeooo:paragraph-rsid="001efbc4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officeooo:rsid="001efbc4" officeooo:paragraph-rsid="00210baa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rsid="00210baa" officeooo:paragraph-rsid="00210baa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fbc4" officeooo:paragraph-rsid="001efbc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8" style:family="paragraph" style:parent-style-name="Table_20_Heading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1efbc4" officeooo:paragraph-rsid="001efbc4" style:font-size-asian="9pt" style:font-size-complex="9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Heading_20_1">
      <style:text-properties officeooo:paragraph-rsid="001a809b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25a178" style:language-asian="zxx" style:country-asian="none" style:language-complex="zxx" style:country-complex="none"/>
    </style:style>
    <style:style style:name="P14" style:family="paragraph" style:parent-style-name="Text_20_body">
      <style:text-properties officeooo:paragraph-rsid="001a809b"/>
    </style:style>
    <style:style style:name="P15" style:family="paragraph" style:parent-style-name="Text_20_body">
      <style:text-properties fo:font-weight="bold" officeooo:paragraph-rsid="001a809b" style:font-weight-asian="bold" style:font-weight-complex="bold"/>
    </style:style>
    <style:style style:name="P16" style:family="paragraph" style:parent-style-name="Text_20_body" style:list-style-name="L1">
      <style:paragraph-properties fo:margin-top="0.101cm" fo:margin-bottom="0.101cm" style:contextual-spacing="true">
        <style:tab-stops/>
      </style:paragraph-properties>
      <style:text-properties officeooo:paragraph-rsid="001a809b"/>
    </style:style>
    <style:style style:name="P17" style:family="paragraph" style:parent-style-name="Text_20_body" style:list-style-name="L1">
      <style:paragraph-properties fo:margin-top="0.101cm" fo:margin-bottom="0.101cm" style:contextual-spacing="true">
        <style:tab-stops/>
      </style:paragraph-properties>
      <style:text-properties officeooo:paragraph-rsid="0025a178"/>
    </style:style>
    <style:style style:name="T1" style:family="text">
      <style:text-properties officeooo:rsid="001efbc4"/>
    </style:style>
    <style:style style:name="T2" style:family="text">
      <style:text-properties officeooo:rsid="00210baa"/>
    </style:style>
    <style:style style:name="T3" style:family="text">
      <style:text-properties officeooo:rsid="0023049b"/>
    </style:style>
    <style:style style:name="T4" style:family="text">
      <style:text-properties officeooo:rsid="0024fb68"/>
    </style:style>
    <style:style style:name="T5" style:family="text">
      <style:text-properties officeooo:rsid="00255a04"/>
    </style:style>
    <style:style style:name="T6" style:family="text">
      <style:text-properties officeooo:rsid="0025a178"/>
    </style:style>
    <style:style style:name="T7" style:family="text">
      <style:text-properties officeooo:rsid="002788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Évaluation module 3 : Structures de données – type <text:span text:style-name="T6">entier</text:span></text:h>
      <text:h text:style-name="Heading_20_2" text:outline-level="2">Exercice 1</text:h>
      <text:p text:style-name="P14">Soient les algorithmes suivants 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2">Algorithme Inconnu1</text:p>
            <text:p text:style-name="P12">Début</text:p>
            <text:p text:style-name="P13"><text:s text:c="2"/>Écrire("<text:span text:style-name="T6">U</text:span>n entier positif ? ")</text:p>
            <text:p text:style-name="P13"><text:s text:c="2"/>Lire(a)</text:p>
            <text:p text:style-name="P12"><text:s text:c="2"/>d ← (a div 10) mod 10</text:p>
            <text:p text:style-name="P12"><text:s text:c="2"/>Écrire(d)</text:p>
            <text:p text:style-name="P12">Fin</text:p>
          </table:table-cell>
          <table:table-cell table:style-name="Tableau1.A1" office:value-type="string">
            <text:p text:style-name="P12">Algorithme Inconnu2</text:p>
            <text:p text:style-name="P12">Début</text:p>
            <text:p text:style-name="P13"><text:s text:c="2"/>Écrire("<text:span text:style-name="T6">U</text:span>n entier positif ? ")</text:p>
            <text:p text:style-name="P13"><text:s text:c="2"/>Lire(a)</text:p>
            <text:p text:style-name="P12"><text:s text:c="2"/>d ← (a mod 100) div 10</text:p>
            <text:p text:style-name="P12"><text:s text:c="2"/>Écrire(d)</text:p>
            <text:p text:style-name="P12">Fin</text:p>
          </table:table-cell>
        </table:table-row>
        <table:table-row>
          <table:table-cell table:style-name="Tableau1.A1" table:number-columns-spanned="2" office:value-type="string">
            <text:p text:style-name="P12">Algorithme Inconnu3</text:p>
            <text:p text:style-name="P12">Début</text:p>
            <text:p text:style-name="P13"><text:s text:c="2"/>Écrire("<text:span text:style-name="T6">U</text:span>n entier positif ? ") ; Lire(a)</text:p>
            <text:p text:style-name="P12"><text:s text:c="2"/>cha ← convch(a)</text:p>
            <text:p text:style-name="P12"><text:s text:c="2"/>d ← valeur(cha[Long(cha) - 2])</text:p>
            <text:p text:style-name="P12"><text:s text:c="2"/>Écrire(d)</text:p>
            <text:p text:style-name="P12">Fin</text:p>
          </table:table-cell>
          <table:covered-table-cell/>
        </table:table-row>
      </table:table>
      <text:p text:style-name="P15">Travail demandé</text:p>
      <text:list text:style-name="L1">
        <text:list-item>
          <text:p text:style-name="P16">Implémenter ces algorithmes en Python.</text:p>
        </text:list-item>
        <text:list-item>
          <text:p text:style-name="P17">Tester le programme avec les valeurs suivantes : 123, 789, 514. </text:p>
        </text:list-item>
        <text:list-item>
          <text:p text:style-name="P17">En déduire la fonction du programme.</text:p>
        </text:list-item>
        <text:list-item>
          <text:p text:style-name="P16">Modifier le<text:span text:style-name="T6">s</text:span> <text:span text:style-name="T6">algorithmes</text:span> pour <text:span text:style-name="T6">afficher</text:span> les chiffres des unités et des centaines. <text:span text:style-name="T7">Dresser les TDOs de chaque algorith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BookAntiqua Modèle</dc:title>
    <meta:generator>LibreOffice/7.6.0.3$Windows_X86_64 LibreOffice_project/69edd8b8ebc41d00b4de3915dc82f8f0fc3b6265</meta:generator>
    <meta:editing-duration>PT1H6M38S</meta:editing-duration>
    <meta:editing-cycles>11</meta:editing-cycles>
    <meta:printed-by>Fichiers PDF</meta:printed-by>
    <dc:date>2023-10-18T16:19:47.546000000</dc:date>
    <meta:document-statistic meta:table-count="1" meta:image-count="0" meta:object-count="0" meta:page-count="1" meta:paragraph-count="29" meta:word-count="118" meta:character-count="714" meta:non-whitespace-character-count="603"/>
    <meta:template xlink:type="simple" xlink:actuate="onRequest" xlink:title="BookAntiqua Modèle" xlink:href="file:///C:/Users/Cyberbox/AppData/Roaming/LibreOffice/4/user/template/BookAntiqua%20Modèle.ott" meta:date="2023-09-24T11:51:16.940000000"/>
  </office:meta>
</office:document-meta>
</file>